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Frame_20_contents">
      <style:text-properties fo:font-size="9pt" officeooo:rsid="000d31e4" officeooo:paragraph-rsid="000d31e4" style:font-size-asian="7.84999990463257pt" style:font-size-complex="9pt"/>
    </style:style>
    <style:style style:name="P2" style:family="paragraph" style:parent-style-name="Standard">
      <style:paragraph-properties fo:text-align="center" style:justify-single-word="false"/>
      <style:text-properties officeooo:paragraph-rsid="000d31e4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tyle="italic" style:text-underline-style="solid" style:text-underline-width="auto" style:text-underline-color="font-color" fo:font-weight="bold" officeooo:rsid="000d31e4" style:font-style-asian="italic" style:font-weight-asian="bold" style:font-style-complex="italic" style:font-weight-complex="bold"/>
    </style:style>
    <style:style style:name="T2" style:family="text">
      <style:text-properties fo:font-size="9pt" style:font-size-asian="9pt" style:font-size-complex="9pt"/>
    </style:style>
    <style:style style:name="gr1" style:family="graphic">
      <style:graphic-properties draw:stroke="none" svg:stroke-color="#000000" draw:fill="none" draw:fill-color="#ffffff" fo:min-height="0.288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0.3693in" fo:min-width="0.36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draw:fill-color="#ffffff" draw:textarea-horizontal-align="justify" draw:textarea-vertical-align="middle" draw:auto-grow-height="false" fo:min-height="0.3543in" fo:min-width="0.7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Frame">
      <style:graphic-properties draw:fill-color="#ffffff" draw:textarea-horizontal-align="justify" draw:textarea-vertical-align="middle" draw:auto-grow-height="false" fo:min-height="0.4799in" fo:min-width="0.87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parent-style-name="Frame">
      <style:graphic-properties draw:fill-color="#ffffff" draw:textarea-horizontal-align="justify" draw:textarea-vertical-align="middle" draw:auto-grow-height="false" fo:min-height="0.4492in" fo:min-width="0.85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parent-style-name="Frame">
      <style:graphic-properties draw:fill-color="#ffffff" draw:textarea-horizontal-align="justify" draw:textarea-vertical-align="middle" draw:auto-grow-height="false" fo:min-height="0.472in" fo:min-width="0.855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Shape 7" draw:style-name="gr7" draw:text-style-name="P6" svg:width="1.2087in" svg:height="0.6669in" svg:x="3.0402in" svg:y="3.9217in"><text:p text:style-name="P1">MONITOR STAY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 8" draw:style-name="gr6" draw:text-style-name="P6" svg:width="1.2087in" svg:height="0.6358in" svg:x="3.5925in" svg:y="1.3693in"><text:p text:style-name="P1">VERIFY LEGIBILITY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 9" draw:style-name="gr5" draw:text-style-name="P6" svg:width="1.2398in" svg:height="0.6776in" svg:x="3.5043in" svg:y="2.9366in"><text:p text:style-name="P1">MATCH CLIENT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 10" draw:style-name="gr4" draw:text-style-name="P6" svg:width="1.0835in" svg:height="0.5004in" svg:x="2.9882in" svg:y="0.7445in"><text:p text:style-name="P1">REGIST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11" draw:style-name="gr4" draw:text-style-name="P6" svg:width="1.0835in" svg:height="0.5004in" svg:x="3.6339in" svg:y="2.1717in"><text:p text:style-name="P1">RETRIEV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Horizontal line 1" draw:style-name="gr2" draw:text-style-name="P4" svg:x1="0.9154in" svg:y1="2.5047in" svg:x2="1.8425in" svg:y2="2.5047in"><text:p/></draw:line><draw:custom-shape text:anchor-type="paragraph" draw:z-index="6" draw:name="Shape 1" draw:style-name="gr3" draw:text-style-name="P5" svg:width="0.5213in" svg:height="0.5213in" svg:x="1.1236in" svg:y="1.6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" draw:name="Vertical line 2" draw:style-name="gr2" draw:text-style-name="P4" svg:x1="1.3736in" svg:y1="2.2028in" svg:x2="1.3736in" svg:y2="2.9528in"><text:p/></draw:line><draw:line text:anchor-type="paragraph" draw:z-index="8" draw:name="Line 1" draw:style-name="gr2" draw:text-style-name="P4" svg:x1="1.6547in" svg:y1="2.5047in" svg:x2="3.1465in" svg:y2="1.1709in"><text:p/></draw:line><draw:line text:anchor-type="paragraph" draw:z-index="9" draw:name="Line 2" draw:style-name="gr2" draw:text-style-name="P4" svg:x1="1.7591in" svg:y1="2.5047in" svg:x2="3.5925in" svg:y2="1.7028in"><text:p/></draw:line><draw:line text:anchor-type="paragraph" draw:z-index="10" draw:name="Horizontal line 2" draw:style-name="gr2" draw:text-style-name="P4" svg:x1="1.6547in" svg:y1="2.5047in" svg:x2="3.6858in" svg:y2="2.5047in"><text:p/></draw:line><draw:line text:anchor-type="paragraph" draw:z-index="11" draw:name="Line 3" draw:style-name="gr2" draw:text-style-name="P4" svg:x1="1.7591in" svg:y1="2.5047in" svg:x2="3.6134in" svg:y2="3.1091in"><text:p/></draw:line><draw:line text:anchor-type="paragraph" draw:z-index="12" draw:name="Line 4" draw:style-name="gr2" draw:text-style-name="P4" svg:x1="1.6547in" svg:y1="2.5047in" svg:x2="3.3736in" svg:y2="3.9213in"><text:p/></draw:line><draw:frame text:anchor-type="paragraph" draw:z-index="13" draw:name="Text Frame 1" draw:style-name="gr1" draw:text-style-name="P3" svg:width="1.1043in" svg:height="0.2886in" svg:x="0.2173in" svg:y="2.2547in"><draw:text-box><text:p><text:span text:style-name="T2">ADMINISTRATOR</text:span></text:p></draw:text-box></draw:frame><text:span text:style-name="T1">DOMICILE’S USE CASE MODE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15:41:24.140147947</meta:creation-date>
    <dc:date>2023-07-16T15:55:58.926051009</dc:date>
    <meta:editing-duration>PT14M34S</meta:editing-duration>
    <meta:editing-cycles>1</meta:editing-cycles>
    <meta:document-statistic meta:table-count="0" meta:image-count="0" meta:object-count="0" meta:page-count="1" meta:paragraph-count="6" meta:word-count="12" meta:character-count="84" meta:non-whitespace-character-count="78"/>
    <meta:generator>LibreOffice/7.4.5.1$Linux_X86_64 LibreOffice_project/40$Build-1</meta:generator>
  </office:meta>
</office:document-meta>
</file>